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4"/>
    <style:style style:name="P2" style:family="paragraph" style:parent-style-name="Quotations" style:list-style-name="L14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ntramos en <text:span text:style-name="Strong_20_Emphasis">8 — Límites de tiempo</text:span>, que es uno de los más conceptuales y, a la vez, uno de los más inevitables.<text:line-break/>Aquí no hablamos de velocidad (eso ya lo cubrimos), sino de algo más profundo:</text:p>
      <text:p text:style-name="Text_20_body"><text:span text:style-name="Strong_20_Emphasis">el tiempo como recurso finito para cualquier proceso inteligente.</text:span></text:p>
      <text:p text:style-name="Text_20_body">Como siempre, lo tratamos desde un punto de vista <text:span text:style-name="Strong_20_Emphasis">puramente lógico</text:span>, sin biología, sin hardware, sin vida todavía.</text:p>
      <text:p text:style-name="Horizontal_20_Line"/>
      <text:h text:style-name="Heading_20_1" text:outline-level="1">8 — LÍMITES DE TIEMPO (versión lógica, no biológica)</text:h>
      <text:h text:style-name="Heading_20_2" text:outline-level="2">1. Qué significa el límite de tiempo, lógicamente</text:h>
      <text:p text:style-name="Text_20_body">En cualquier sistema que procesa información:</text:p>
      <text:list xml:id="list181069566" text:style-name="L1">
        <text:list-item>
          <text:p text:style-name="P4">El tiempo avanza de forma irreversible. </text:p>
        </text:list-item>
        <text:list-item>
          <text:p text:style-name="P4">Cada operación requiere un intervalo no nulo. </text:p>
        </text:list-item>
        <text:list-item>
          <text:p text:style-name="P4">Cada decisión debe tomarse antes de un plazo (implícito o explícito). </text:p>
        </text:list-item>
        <text:list-item>
          <text:p text:style-name="P4">El entorno puede cambiar mientras el sistema piensa. </text:p>
        </text:list-item>
        <text:list-item>
          <text:p text:style-name="P3">No existe el “tiempo infinito para calcular”. </text:p>
        </text:list-item>
      </text:list>
      <text:p text:style-name="Text_20_body">En términos lógicos:</text:p>
      <text:p text:style-name="Quotations">Un sistema inteligente siempre opera bajo plazos finitos,<text:line-break/>y no puede realizar un número arbitrario de operaciones antes de que el mundo cambie.</text:p>
      <text:p text:style-name="Text_20_body">Este límite es independiente de velocidad, energía o memoria.<text:line-break/>Es un límite <text:span text:style-name="Strong_20_Emphasis">existencial</text:span>: el tiempo no se detiene.</text:p>
      <text:p text:style-name="Horizontal_20_Line"/>
      <text:h text:style-name="Heading_20_2" text:outline-level="2">2. Cómo restringe esto la inteligencia de un sistema</text:h>
      <text:p text:style-name="Text_20_body">El límite de tiempo afecta a varios aspectos fundamentales:</text:p>
      <text:h text:style-name="Heading_20_3" text:outline-level="3">2.1. Profundidad de razonamiento</text:h>
      <text:p text:style-name="Text_20_body">Si el sistema tiene un tiempo (T), solo puede realizar:</text:p>
      <text:p text:style-name="Text_20_body">[ N \le \frac{T}{t_{\text{op}}} ]</text:p>
      <text:p text:style-name="Text_20_body">operaciones.</text:p>
      <text:p text:style-name="Text_20_body">Esto limita:</text:p>
      <text:list xml:id="list1304570669" text:style-name="L2">
        <text:list-item>
          <text:p text:style-name="P6">la profundidad de planificación </text:p>
        </text:list-item>
        <text:list-item>
          <text:p text:style-name="P6"><text:soft-page-break/>la complejidad de los cálculos posibles </text:p>
        </text:list-item>
        <text:list-item>
          <text:p text:style-name="P5">la capacidad de explorar alternativas </text:p>
        </text:list-item>
      </text:list>
      <text:p text:style-name="Horizontal_20_Line"/>
      <text:h text:style-name="Heading_20_3" text:outline-level="3">2.2. Toma de decisiones en tiempo real</text:h>
      <text:p text:style-name="Text_20_body">El sistema debe decidir <text:span text:style-name="Strong_20_Emphasis">antes</text:span> de que el entorno cambie.</text:p>
      <text:p text:style-name="Text_20_body">Esto limita:</text:p>
      <text:list xml:id="list537117749" text:style-name="L3">
        <text:list-item>
          <text:p text:style-name="P8">la precisión de las decisiones </text:p>
        </text:list-item>
        <text:list-item>
          <text:p text:style-name="P8">la posibilidad de esperar más información </text:p>
        </text:list-item>
        <text:list-item>
          <text:p text:style-name="P7">la capacidad de optimizar exhaustivamente </text:p>
        </text:list-item>
      </text:list>
      <text:p text:style-name="Horizontal_20_Line"/>
      <text:h text:style-name="Heading_20_3" text:outline-level="3">2.3. Reacción ante eventos inesperados</text:h>
      <text:p text:style-name="Text_20_body">Si el sistema tarda demasiado en procesar:</text:p>
      <text:list xml:id="list1606727019" text:style-name="L4">
        <text:list-item>
          <text:p text:style-name="P10">pierde oportunidades </text:p>
        </text:list-item>
        <text:list-item>
          <text:p text:style-name="P10">su información queda obsoleta </text:p>
        </text:list-item>
        <text:list-item>
          <text:p text:style-name="P9">sus decisiones llegan tarde </text:p>
        </text:list-item>
      </text:list>
      <text:p text:style-name="Text_20_body">Esto limita la eficacia práctica.</text:p>
      <text:p text:style-name="Horizontal_20_Line"/>
      <text:h text:style-name="Heading_20_3" text:outline-level="3">2.4. Obsolescencia del conocimiento</text:h>
      <text:p text:style-name="Text_20_body">El mundo cambia mientras el sistema piensa.</text:p>
      <text:p text:style-name="Text_20_body">Esto limita:</text:p>
      <text:list xml:id="list2075738955" text:style-name="L5">
        <text:list-item>
          <text:p text:style-name="P12">la validez de los modelos </text:p>
        </text:list-item>
        <text:list-item>
          <text:p text:style-name="P12">la utilidad de predicciones largas </text:p>
        </text:list-item>
        <text:list-item>
          <text:p text:style-name="P11">la estabilidad de planes complejos </text:p>
        </text:list-item>
      </text:list>
      <text:p text:style-name="Horizontal_20_Line"/>
      <text:h text:style-name="Heading_20_3" text:outline-level="3">2.5. Coordinación entre módulos</text:h>
      <text:p text:style-name="Text_20_body">Si diferentes partes del sistema operan a ritmos distintos:</text:p>
      <text:list xml:id="list2260020207" text:style-name="L6">
        <text:list-item>
          <text:p text:style-name="P14">se desincronizan </text:p>
        </text:list-item>
        <text:list-item>
          <text:p text:style-name="P14">pierden coherencia </text:p>
        </text:list-item>
        <text:list-item>
          <text:p text:style-name="P13">generan inconsistencias </text:p>
        </text:list-item>
      </text:list>
      <text:p text:style-name="Text_20_body">Esto limita la escala y la cohesión del sistema.</text:p>
      <text:p text:style-name="Horizontal_20_Line"/>
      <text:h text:style-name="Heading_20_2" text:outline-level="2"><text:soft-page-break/>3. Qué arquitectura minimiza el impacto del límite de tiempo</text:h>
      <text:p text:style-name="Text_20_body">Aquí viene la parte clave:<text:line-break/><text:span text:style-name="Strong_20_Emphasis">si el tiempo es finito y el mundo no espera, ¿cómo debe organizarse un sistema para seguir siendo inteligente?</text:span></text:p>
      <text:p text:style-name="Text_20_body">La arquitectura óptima tiene varias propiedades.</text:p>
      <text:p text:style-name="Horizontal_20_Line"/>
      <text:h text:style-name="Heading_20_3" text:outline-level="3">3.1. Procesamiento paralelo y local</text:h>
      <text:p text:style-name="Text_20_body">Para maximizar lo que puede hacerse en un tiempo limitado:</text:p>
      <text:list xml:id="list1386014601" text:style-name="L7">
        <text:list-item>
          <text:p text:style-name="P16">muchos procesos deben ejecutarse simultáneamente </text:p>
        </text:list-item>
        <text:list-item>
          <text:p text:style-name="P16">cada proceso debe operar sobre información local </text:p>
        </text:list-item>
        <text:list-item>
          <text:p text:style-name="P15">sin esperar a un centro de control </text:p>
        </text:list-item>
      </text:list>
      <text:p text:style-name="Text_20_body">Esto multiplica la “cantidad de pensamiento” por unidad de tiempo.</text:p>
      <text:p text:style-name="Horizontal_20_Line"/>
      <text:h text:style-name="Heading_20_3" text:outline-level="3">3.2. Heurísticas rápidas</text:h>
      <text:p text:style-name="Text_20_body">Si no hay tiempo para calcular el óptimo:</text:p>
      <text:list xml:id="list2151913706" text:style-name="L8">
        <text:list-item>
          <text:p text:style-name="P18">se usan reglas aproximadas </text:p>
        </text:list-item>
        <text:list-item>
          <text:p text:style-name="P18">decisiones rápidas basadas en patrones </text:p>
        </text:list-item>
        <text:list-item>
          <text:p text:style-name="P17">soluciones “suficientemente buenas” </text:p>
        </text:list-item>
      </text:list>
      <text:p text:style-name="Text_20_body">Esto permite actuar dentro del plazo.</text:p>
      <text:p text:style-name="Horizontal_20_Line"/>
      <text:h text:style-name="Heading_20_3" text:outline-level="3">3.3. Predicción</text:h>
      <text:p text:style-name="Text_20_body">Si no hay tiempo para esperar datos futuros:</text:p>
      <text:list xml:id="list3908462028" text:style-name="L9">
        <text:list-item>
          <text:p text:style-name="P20">se predice lo que probablemente ocurrirá </text:p>
        </text:list-item>
        <text:list-item>
          <text:p text:style-name="P20">se actúa con anticipación </text:p>
        </text:list-item>
        <text:list-item>
          <text:p text:style-name="P19">se corrige cuando llegan datos reales </text:p>
        </text:list-item>
      </text:list>
      <text:p text:style-name="Text_20_body">Esto reduce la dependencia del tiempo real.</text:p>
      <text:p text:style-name="Horizontal_20_Line"/>
      <text:h text:style-name="Heading_20_3" text:outline-level="3">3.4. Jerarquía temporal</text:h>
      <text:p text:style-name="Text_20_body">No todas las decisiones requieren el mismo tiempo.</text:p>
      <text:p text:style-name="Text_20_body">Arquitectura óptima:</text:p>
      <text:list xml:id="list3145736652" text:style-name="L10">
        <text:list-item>
          <text:p text:style-name="P22">decisiones ultrarrápidas (reflejos lógicos) </text:p>
        </text:list-item>
        <text:list-item>
          <text:p text:style-name="P22"><text:soft-page-break/>decisiones intermedias (ajustes locales) </text:p>
        </text:list-item>
        <text:list-item>
          <text:p text:style-name="P21">decisiones lentas (planificación global) </text:p>
        </text:list-item>
      </text:list>
      <text:p text:style-name="Text_20_body">Esto permite responder rápido sin sacrificar estrategia.</text:p>
      <text:p text:style-name="Horizontal_20_Line"/>
      <text:h text:style-name="Heading_20_3" text:outline-level="3">3.5. Actualización incremental</text:h>
      <text:p text:style-name="Text_20_body">En lugar de recalcular todo desde cero:</text:p>
      <text:list xml:id="list4168779484" text:style-name="L11">
        <text:list-item>
          <text:p text:style-name="P24">se actualizan solo las partes afectadas </text:p>
        </text:list-item>
        <text:list-item>
          <text:p text:style-name="P24">se reutilizan cálculos previos </text:p>
        </text:list-item>
        <text:list-item>
          <text:p text:style-name="P23">se mantienen estructuras estables </text:p>
        </text:list-item>
      </text:list>
      <text:p text:style-name="Text_20_body">Esto reduce el tiempo necesario para adaptarse.</text:p>
      <text:p text:style-name="Horizontal_20_Line"/>
      <text:h text:style-name="Heading_20_3" text:outline-level="3">3.6. Priorización</text:h>
      <text:p text:style-name="Text_20_body">Cuando el tiempo es limitado:</text:p>
      <text:list xml:id="list2882849274" text:style-name="L12">
        <text:list-item>
          <text:p text:style-name="P26">no todo puede hacerse </text:p>
        </text:list-item>
        <text:list-item>
          <text:p text:style-name="P26">el sistema debe elegir qué es más importante </text:p>
        </text:list-item>
        <text:list-item>
          <text:p text:style-name="P25">y descartar lo irrelevante </text:p>
        </text:list-item>
      </text:list>
      <text:p text:style-name="Text_20_body">Esto maximiza el impacto de cada unidad de tiempo.</text:p>
      <text:p text:style-name="Horizontal_20_Line"/>
      <text:h text:style-name="Heading_20_3" text:outline-level="3">3.7. Asincronía</text:h>
      <text:p text:style-name="Text_20_body">Intentar que todo el sistema avance al mismo ritmo es imposible.</text:p>
      <text:p text:style-name="Text_20_body">Arquitectura óptima:</text:p>
      <text:list xml:id="list3261209329" text:style-name="L13">
        <text:list-item>
          <text:p text:style-name="P28">cada módulo avanza con su propio reloj </text:p>
        </text:list-item>
        <text:list-item>
          <text:p text:style-name="P28">la coherencia es eventual, no instantánea </text:p>
        </text:list-item>
        <text:list-item>
          <text:p text:style-name="P27">no se bloquea el sistema esperando sincronización perfecta </text:p>
        </text:list-item>
      </text:list>
      <text:p text:style-name="Text_20_body">Esto evita que el tiempo perdido en una parte afecte a todo el sistema.</text:p>
      <text:p text:style-name="Horizontal_20_Line"/>
      <text:h text:style-name="Heading_20_2" text:outline-level="2">4. Resumen lógico del punto</text:h>
      <text:p text:style-name="Text_20_body">Podemos condensarlo así:</text:p>
      <text:p text:style-name="Quotations">Dado que el tiempo es finito y el mundo cambia continuamente,<text:line-break/>la arquitectura que minimiza el impacto del límite de tiempo es aquella que:</text:p>
      <text:list xml:id="list3906939565" text:style-name="L14">
        <text:list-item>
          <text:p text:style-name="P2">usa paralelismo local </text:p>
        </text:list-item>
        <text:list-item>
          <text:p text:style-name="P2"><text:soft-page-break/>toma decisiones heurísticas rápidas </text:p>
        </text:list-item>
        <text:list-item>
          <text:p text:style-name="P2">predice para adelantarse </text:p>
        </text:list-item>
        <text:list-item>
          <text:p text:style-name="P2">organiza decisiones en jerarquías temporales </text:p>
        </text:list-item>
        <text:list-item>
          <text:p text:style-name="P2">actualiza de forma incremental </text:p>
        </text:list-item>
        <text:list-item>
          <text:p text:style-name="P2">prioriza lo relevante </text:p>
        </text:list-item>
        <text:list-item>
          <text:p text:style-name="P1">opera de forma asíncrona </text:p>
        </text:list-item>
      </text:list>
      <text:p text:style-name="Text_20_body">Esto es pura teoría de sistemas bajo restricciones físicas.<text:line-break/>Más adelante, la revelación será que <text:span text:style-name="Strong_20_Emphasis">la vida encarna exactamente esta arquitectura</text:span>, pero por ahora seguimos en lógica pura.</text:p>
      <text:p text:style-name="Horizontal_20_Line"/>
      <text:p text:style-name="Text_20_body">¿Continuamos con el punto 9 — Límites termodinámicos, o quieres revisar algo antes de avanz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3T19:02:30.841000000</meta:creation-date>
    <dc:date>2026-04-03T19:02:58.087000000</dc:date>
    <meta:editing-duration>PT27S</meta:editing-duration>
    <meta:editing-cycles>1</meta:editing-cycles>
    <meta:document-statistic meta:table-count="0" meta:image-count="0" meta:object-count="0" meta:page-count="5" meta:paragraph-count="107" meta:word-count="782" meta:character-count="4880" meta:non-whitespace-character-count="4202"/>
    <meta:generator>LibreOffice/7.3.5.2$Windows_X86_64 LibreOffice_project/184fe81b8c8c30d8b5082578aee2fed2ea847c01</meta:generator>
  </office:meta>
</office:document-meta>
</file>